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4.7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K6]-[.J6]" office:value-type="float" office:value="315.550589895" calcext:value-type="float">
            <text:p>315,550589895</text:p>
          </table:table-cell>
          <table:table-cell table:formula="of:=[.K6]-[.G6]" office:value-type="float" office:value="21.300589895" calcext:value-type="float">
            <text:p>21,3005898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K7]-[.J7]" office:value-type="float" office:value="376.35279042" calcext:value-type="float">
            <text:p>376,35279042</text:p>
          </table:table-cell>
          <table:table-cell table:formula="of:=[.K7]-[.G7]" office:value-type="float" office:value="31.52279042" calcext:value-type="float">
            <text:p>31,522790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K8]-[.J8]" office:value-type="float" office:value="440.972797984" calcext:value-type="float">
            <text:p>440,972797984</text:p>
          </table:table-cell>
          <table:table-cell table:formula="of:=[.K8]-[.G8]" office:value-type="float" office:value="9.85279798400001" calcext:value-type="float">
            <text:p>9,8527979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K9]-[.J9]" office:value-type="float" office:value="339.06744428" calcext:value-type="float">
            <text:p>339,06744428</text:p>
          </table:table-cell>
          <table:table-cell table:formula="of:=[.K9]-[.G9]" office:value-type="float" office:value="38.58744428" calcext:value-type="float">
            <text:p>38,587444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K10]-[.J10]" office:value-type="float" office:value="403.28241593" calcext:value-type="float">
            <text:p>403,28241593</text:p>
          </table:table-cell>
          <table:table-cell table:formula="of:=[.K10]-[.G10]" office:value-type="float" office:value="58.45241593" calcext:value-type="float">
            <text:p>58,452415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K11]-[.J11]" office:value-type="float" office:value="670.873686813" calcext:value-type="float">
            <text:p>670,873686813</text:p>
          </table:table-cell>
          <table:table-cell table:formula="of:=[.K11]-[.G11]" office:value-type="float" office:value="176.023686813" calcext:value-type="float">
            <text:p>176,0236868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K12]-[.J12]" office:value-type="float" office:value="703.415639116" calcext:value-type="float">
            <text:p>703,415639116</text:p>
          </table:table-cell>
          <table:table-cell table:formula="of:=[.K12]-[.G12]" office:value-type="float" office:value="120.225639116" calcext:value-type="float">
            <text:p>120,2256391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K13]-[.J13]" office:value-type="float" office:value="298.331571144" calcext:value-type="float">
            <text:p>298,331571144</text:p>
          </table:table-cell>
          <table:table-cell table:formula="of:=[.K13]-[.G13]" office:value-type="float" office:value="15.651571144" calcext:value-type="float">
            <text:p>15,65157114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K14]-[.J14]" office:value-type="float" office:value="485.117261531" calcext:value-type="float">
            <text:p>485,117261531</text:p>
          </table:table-cell>
          <table:table-cell table:formula="of:=[.K14]-[.G14]" office:value-type="float" office:value="110.097261531" calcext:value-type="float">
            <text:p>110,09726153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K15]-[.J15]" office:value-type="float" office:value="633.178539277" calcext:value-type="float">
            <text:p>633,178539277</text:p>
          </table:table-cell>
          <table:table-cell table:formula="of:=[.K15]-[.G15]" office:value-type="float" office:value="147.678539277" calcext:value-type="float">
            <text:p>147,67853927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K16]-[.J16]" office:value-type="float" office:value="794.078847378" calcext:value-type="float">
            <text:p>794,078847378</text:p>
          </table:table-cell>
          <table:table-cell table:formula="of:=[.K16]-[.G16]" office:value-type="float" office:value="236.388847378" calcext:value-type="float">
            <text:p>236,38884737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K17]-[.J17]" office:value-type="float" office:value="845.920132909" calcext:value-type="float">
            <text:p>845,920132909</text:p>
          </table:table-cell>
          <table:table-cell table:formula="of:=[.K17]-[.G17]" office:value-type="float" office:value="177.100132909" calcext:value-type="float">
            <text:p>177,1001329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K18]-[.J18]" office:value-type="float" office:value="771.773978734" calcext:value-type="float">
            <text:p>771,773978734</text:p>
          </table:table-cell>
          <table:table-cell table:formula="of:=[.K18]-[.G18]" office:value-type="float" office:value="273.363978734" calcext:value-type="float">
            <text:p>273,36397873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K19]-[.J19]" office:value-type="float" office:value="968.338930979" calcext:value-type="float">
            <text:p>968,338930979</text:p>
          </table:table-cell>
          <table:table-cell table:formula="of:=[.K19]-[.G19]" office:value-type="float" office:value="281.718930979" calcext:value-type="float">
            <text:p>281,71893097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K20]-[.J20]" office:value-type="float" office:value="1280.8601154" calcext:value-type="float">
            <text:p>1280,8601154</text:p>
          </table:table-cell>
          <table:table-cell table:formula="of:=[.K20]-[.G20]" office:value-type="float" office:value="472.4401154" calcext:value-type="float">
            <text:p>472,440115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K21]-[.J21]" office:value-type="float" office:value="930.863994936" calcext:value-type="float">
            <text:p>930,863994936</text:p>
          </table:table-cell>
          <table:table-cell table:formula="of:=[.K21]-[.G21]" office:value-type="float" office:value="326.743994936" calcext:value-type="float">
            <text:p>326,7439949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K22]-[.J22]" office:value-type="float" office:value="2687" calcext:value-type="float">
            <text:p>2687</text:p>
          </table:table-cell>
          <table:table-cell table:formula="of:=[.K22]-[.G22]" office:value-type="float" office:value="1867.75" calcext:value-type="float">
            <text:p>1867,7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K23]-[.J23]" office:value-type="float" office:value="3197" calcext:value-type="float">
            <text:p>3197</text:p>
          </table:table-cell>
          <table:table-cell table:formula="of:=[.K23]-[.G23]" office:value-type="float" office:value="2280.95" calcext:value-type="float">
            <text:p>2280,9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K24]-[.J24]" office:value-type="float" office:value="2532" calcext:value-type="float">
            <text:p>2532</text:p>
          </table:table-cell>
          <table:table-cell table:formula="of:=[.K24]-[.G24]" office:value-type="float" office:value="1807.96" calcext:value-type="float">
            <text:p>1807,9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K25]-[.J25]" office:value-type="float" office:value="3189" calcext:value-type="float">
            <text:p>3189</text:p>
          </table:table-cell>
          <table:table-cell table:formula="of:=[.K25]-[.G25]" office:value-type="float" office:value="2299.88" calcext:value-type="float">
            <text:p>2299,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K26]-[.J26]" office:value-type="float" office:value="3852" calcext:value-type="float">
            <text:p>3852</text:p>
          </table:table-cell>
          <table:table-cell table:formula="of:=[.K26]-[.G26]" office:value-type="float" office:value="2818.63" calcext:value-type="float">
            <text:p>2818,6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K27]-[.J27]" office:value-type="float" office:value="2812" calcext:value-type="float">
            <text:p>2812</text:p>
          </table:table-cell>
          <table:table-cell table:formula="of:=[.K27]-[.G27]" office:value-type="float" office:value="2064.54" calcext:value-type="float">
            <text:p>2064,5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K28]-[.J28]" office:value-type="float" office:value="3536" calcext:value-type="float">
            <text:p>3536</text:p>
          </table:table-cell>
          <table:table-cell table:formula="of:=[.K28]-[.G28]" office:value-type="float" office:value="2590.27" calcext:value-type="float">
            <text:p>2590,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K29]-[.J29]" office:value-type="float" office:value="4518" calcext:value-type="float">
            <text:p>4518</text:p>
          </table:table-cell>
          <table:table-cell table:formula="of:=[.K29]-[.G29]" office:value-type="float" office:value="3285.39" calcext:value-type="float">
            <text:p>3285,39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90.02" calcext:value-type="float">
            <text:p>190,02</text:p>
          </table:table-cell>
          <table:table-cell table:style-name="ce3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 style:data-style-name="N2" text:time-value="13:03:37.503058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1-31T13:38:53.860071292</dc:date>
    <dc:creator>Fernando Bombardelli</dc:creator>
    <meta:editing-duration>PT4H42M44S</meta:editing-duration>
    <meta:editing-cycles>11</meta:editing-cycles>
    <meta:generator>LibreOffice/4.2.8.2$Linux_X86_64 LibreOffice_project/420$Build-2</meta:generator>
    <meta:document-statistic meta:table-count="1" meta:cell-count="396" meta:object-count="0"/>
  </office:meta>
</office:document-meta>
</file>